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officeooo:rsid="0007d419" officeooo:paragraph-rsid="0007d419" style:font-size-asian="10.5pt" style:font-size-complex="12pt"/>
    </style:style>
    <style:style style:name="P2" style:family="paragraph" style:parent-style-name="Preformatted_20_Text">
      <style:paragraph-properties fo:text-align="start" style:justify-single-word="false"/>
      <style:text-properties style:font-name="Liberation Serif" fo:font-size="12pt" officeooo:rsid="0007d419" officeooo:paragraph-rsid="0007d419" style:font-size-asian="10.5pt" style:font-size-complex="12pt"/>
    </style:style>
    <style:style style:name="P3" style:family="paragraph" style:parent-style-name="Preformatted_20_Text">
      <style:paragraph-properties fo:text-align="start" style:justify-single-word="false"/>
      <style:text-properties style:font-name="Liberation Serif" fo:font-size="12pt" officeooo:rsid="001da9f3" officeooo:paragraph-rsid="0007d419" style:font-size-asian="12pt" style:font-size-complex="12pt"/>
    </style:style>
    <style:style style:name="P4" style:family="paragraph" style:parent-style-name="Preformatted_20_Text">
      <style:text-properties style:font-name="Liberation Serif" fo:font-size="12pt" officeooo:rsid="001da9f3" officeooo:paragraph-rsid="0007d419" style:font-size-asian="12pt" style:font-size-complex="12pt"/>
    </style:style>
    <style:style style:name="P5" style:family="paragraph" style:parent-style-name="Preformatted_20_Text">
      <style:text-properties style:font-name="Liberation Serif" fo:font-size="12pt" officeooo:rsid="002823f0" officeooo:paragraph-rsid="0007d419" style:font-size-asian="12pt" style:font-size-complex="12pt"/>
    </style:style>
    <style:style style:name="P6" style:family="paragraph" style:parent-style-name="Preformatted_20_Text">
      <style:text-properties style:font-name="Liberation Serif" fo:font-size="12pt" officeooo:rsid="0007d419" officeooo:paragraph-rsid="0007d419" style:font-size-asian="12pt" style:font-size-complex="12pt"/>
    </style:style>
    <style:style style:name="P7" style:family="paragraph" style:parent-style-name="Preformatted_20_Text">
      <style:text-properties style:font-name="Liberation Serif" fo:font-size="12pt" officeooo:rsid="0007d419" officeooo:paragraph-rsid="0008f3f2" style:font-size-asian="12pt" style:font-size-complex="12pt"/>
    </style:style>
    <style:style style:name="P8" style:family="paragraph" style:parent-style-name="Preformatted_20_Text">
      <style:paragraph-properties fo:text-align="start" style:justify-single-word="false"/>
      <style:text-properties style:font-name="Liberation Serif" fo:font-size="12pt" officeooo:rsid="0008f3f2" officeooo:paragraph-rsid="0008f3f2" style:font-size-asian="12pt" style:font-size-complex="12pt"/>
    </style:style>
    <style:style style:name="P9" style:family="paragraph" style:parent-style-name="Preformatted_20_Text">
      <style:paragraph-properties fo:text-align="start" style:justify-single-word="false"/>
      <style:text-properties style:font-name="Liberation Serif" fo:font-size="12pt" officeooo:rsid="0008f3f2" officeooo:paragraph-rsid="000d636b" style:font-size-asian="12pt" style:font-size-complex="12pt"/>
    </style:style>
    <style:style style:name="P10" style:family="paragraph" style:parent-style-name="Preformatted_20_Text">
      <style:paragraph-properties fo:text-align="start" style:justify-single-word="false"/>
      <style:text-properties style:font-name="Liberation Serif" fo:font-size="12pt" officeooo:rsid="0008f3f2" officeooo:paragraph-rsid="000ef235" style:font-size-asian="12pt" style:font-size-complex="12pt"/>
    </style:style>
    <style:style style:name="P11" style:family="paragraph" style:parent-style-name="Preformatted_20_Text">
      <style:paragraph-properties fo:text-align="start" style:justify-single-word="false"/>
      <style:text-properties style:font-name="Liberation Serif" fo:font-size="12pt" officeooo:rsid="000c455f" officeooo:paragraph-rsid="000c455f" style:font-size-asian="12pt" style:font-size-complex="12pt"/>
    </style:style>
    <style:style style:name="P12" style:family="paragraph" style:parent-style-name="Preformatted_20_Text">
      <style:paragraph-properties fo:text-align="start" style:justify-single-word="false"/>
      <style:text-properties style:font-name="Liberation Serif" fo:font-size="12pt" officeooo:rsid="000d636b" officeooo:paragraph-rsid="000d636b" style:font-size-asian="12pt" style:font-size-complex="12pt"/>
    </style:style>
    <style:style style:name="P13" style:family="paragraph" style:parent-style-name="Preformatted_20_Text">
      <style:text-properties style:font-name="Liberation Serif" fo:font-size="12pt" officeooo:rsid="0013c276" officeooo:paragraph-rsid="0013c276" style:font-size-asian="12pt" style:font-size-complex="12pt"/>
    </style:style>
    <style:style style:name="P14" style:family="paragraph" style:parent-style-name="Preformatted_20_Text">
      <style:paragraph-properties fo:text-align="start" style:justify-single-word="false"/>
      <style:text-properties style:font-name="Liberation Serif" fo:font-size="12pt" fo:font-weight="bold" officeooo:rsid="0008f3f2" officeooo:paragraph-rsid="0008f3f2"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fo:font-weight="bold" officeooo:rsid="0008f3f2" officeooo:paragraph-rsid="000d636b"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fo:font-weight="bold" officeooo:rsid="00102198" officeooo:paragraph-rsid="00102198"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fo:font-weight="bold" officeooo:rsid="00102198" officeooo:paragraph-rsid="0011c2db"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fo:font-weight="normal" officeooo:rsid="000d636b" officeooo:paragraph-rsid="000d636b" style:font-size-asian="12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Liberation Serif" fo:font-size="12pt" fo:font-weight="normal" officeooo:rsid="000ef235" officeooo:paragraph-rsid="000ef235" style:font-size-asian="12pt" style:font-weight-asian="normal" style:font-size-complex="12pt" style:font-weight-complex="normal"/>
    </style:style>
    <style:style style:name="P20" style:family="paragraph" style:parent-style-name="Preformatted_20_Text">
      <style:paragraph-properties fo:text-align="start" style:justify-single-word="false"/>
      <style:text-properties style:font-name="Liberation Serif" fo:font-size="12pt" fo:font-weight="normal" officeooo:rsid="00102198" officeooo:paragraph-rsid="00102198" style:font-size-asian="12pt" style:font-weight-asian="normal" style:font-size-complex="12pt" style:font-weight-complex="normal"/>
    </style:style>
    <style:style style:name="P21" style:family="paragraph" style:parent-style-name="Preformatted_20_Text">
      <style:paragraph-properties fo:text-align="start" style:justify-single-word="false"/>
      <style:text-properties style:font-name="Liberation Serif" fo:font-size="12pt" fo:font-weight="normal" officeooo:rsid="0011c2db" officeooo:paragraph-rsid="0011c2db" style:font-size-asian="12pt" style:font-weight-asian="normal" style:font-size-complex="12pt" style:font-weight-complex="normal"/>
    </style:style>
    <style:style style:name="P22" style:family="paragraph" style:parent-style-name="Preformatted_20_Text">
      <style:paragraph-properties fo:text-align="start" style:justify-single-word="false"/>
      <style:text-properties style:font-name="Liberation Serif" fo:font-size="12pt" fo:font-weight="normal" officeooo:rsid="0013c276" officeooo:paragraph-rsid="0013c276"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style:font-name="Liberation Serif" fo:font-size="12pt" officeooo:rsid="000d636b" officeooo:paragraph-rsid="000d636b" style:font-size-asian="12pt" style:font-size-complex="12pt"/>
    </style:style>
    <style:style style:name="P24" style:family="paragraph" style:parent-style-name="Preformatted_20_Text">
      <style:paragraph-properties fo:text-align="start" style:justify-single-word="false"/>
      <style:text-properties style:font-name="Liberation Serif" fo:font-size="12pt" officeooo:rsid="000d636b" officeooo:paragraph-rsid="0008f3f2" style:font-size-asian="12pt" style:font-size-complex="12pt"/>
    </style:style>
    <style:style style:name="P25" style:family="paragraph" style:parent-style-name="Preformatted_20_Text">
      <style:paragraph-properties fo:text-align="start" style:justify-single-word="false"/>
      <style:text-properties style:font-name="Liberation Serif" fo:font-size="12pt" officeooo:rsid="000ef235" officeooo:paragraph-rsid="000ef235" style:font-size-asian="12pt" style:font-size-complex="12pt"/>
    </style:style>
    <style:style style:name="P26" style:family="paragraph" style:parent-style-name="Preformatted_20_Text">
      <style:paragraph-properties fo:text-align="start" style:justify-single-word="false"/>
      <style:text-properties style:font-name="Liberation Serif" fo:font-size="12pt" fo:font-weight="bold" officeooo:rsid="0008f3f2" officeooo:paragraph-rsid="0008f3f2" style:font-size-asian="12pt" style:font-weight-asian="bold" style:font-size-complex="12pt" style:font-weight-complex="bold"/>
    </style:style>
    <style:style style:name="P27" style:family="paragraph" style:parent-style-name="Preformatted_20_Text">
      <style:paragraph-properties fo:text-align="start" style:justify-single-word="false"/>
      <style:text-properties style:font-name="Liberation Serif" fo:font-size="12pt" fo:font-weight="bold" officeooo:rsid="0008f3f2" officeooo:paragraph-rsid="000d636b" style:font-size-asian="12pt" style:font-weight-asian="bold" style:font-size-complex="12pt" style:font-weight-complex="bold"/>
    </style:style>
    <style:style style:name="P28" style:family="paragraph" style:parent-style-name="Preformatted_20_Text">
      <style:paragraph-properties fo:text-align="start" style:justify-single-word="false"/>
      <style:text-properties style:font-name="Liberation Serif" fo:font-size="12pt" fo:font-weight="bold" officeooo:rsid="0008f3f2" officeooo:paragraph-rsid="000ef235"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officeooo:paragraph-rsid="0007d419"/>
    </style:style>
    <style:style style:name="T1" style:family="text">
      <style:text-properties officeooo:rsid="0007d419"/>
    </style:style>
    <style:style style:name="T2" style:family="text">
      <style:text-properties officeooo:rsid="001da9f3"/>
    </style:style>
    <style:style style:name="T3" style:family="text">
      <style:text-properties officeooo:rsid="0008f3f2"/>
    </style:style>
    <style:style style:name="T4" style:family="text">
      <style:text-properties fo:font-weight="bold" style:font-weight-asian="bold" style:font-weight-complex="bold"/>
    </style:style>
    <style:style style:name="T5" style:family="text">
      <style:text-properties fo:font-weight="bold" officeooo:rsid="000ef235" style:font-weight-asian="bold" style:font-weight-complex="bold"/>
    </style:style>
    <style:style style:name="T6" style:family="text">
      <style:text-properties officeooo:rsid="000c455f"/>
    </style:style>
    <style:style style:name="T7" style:family="text">
      <style:text-properties officeooo:rsid="000d636b"/>
    </style:style>
    <style:style style:name="T8" style:family="text">
      <style:text-properties fo:font-weight="normal" style:font-weight-asian="normal" style:font-weight-complex="normal"/>
    </style:style>
    <style:style style:name="T9" style:family="text">
      <style:text-properties fo:font-weight="normal" officeooo:rsid="0011c2db" style:font-weight-asian="normal" style:font-weight-complex="normal"/>
    </style:style>
    <style:style style:name="T10" style:family="text">
      <style:text-properties fo:font-weight="normal" officeooo:rsid="001211ed" style:font-weight-asian="normal" style:font-weight-complex="normal"/>
    </style:style>
    <style:style style:name="T11" style:family="text">
      <style:text-properties officeooo:rsid="0011c2db"/>
    </style:style>
    <style:style style:name="T12" style:family="text">
      <style:text-properties style:font-name="Liberation Serif" fo:font-size="12pt" officeooo:rsid="0007d419" style:font-size-asian="10.5pt" style:font-size-complex="12pt"/>
    </style:style>
    <style:style style:name="T13" style:family="text">
      <style:text-properties officeooo:rsid="0015ab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olo 4</text:p>
      <text:p text:style-name="P29"><text:span text:style-name="T12">Codice parallelizzato: versione con thread e semafori</text:span></text:p>
      <text:p text:style-name="P2"/>
      <text:p text:style-name="P4"><text:span text:style-name="T1">4</text:span>.1 Introduzione</text:p>
      <text:p text:style-name="P6">In questo capitolo verrà presentato il primo dei due codici parallelizzati. In particolare verranno<text:span text:style-name="T2"> descritti </text:span>il<text:span text:style-name="T2"> funzionamento </text:span>generale e di seguito sar<text:span text:style-name="T13">anno</text:span> presentat<text:span text:style-name="T13">e</text:span> le parti del codice cambiate rispetto al programma sequenziale.</text:p>
      <text:p text:style-name="P4"/>
      <text:p text:style-name="P4"><text:span text:style-name="T1">4</text:span>.2 Funzionamento Generale e Diagrammi di Flusso</text:p>
      <text:p text:style-name="P6">Come nel caso sequenziale, il codice parallelizzato con thread e semafori è composto da 4 moduli:</text:p>
      <text:p text:style-name="P5">Main , Enum, Sort ed MD5.</text:p>
      <text:p text:style-name="P7">Il Main adempie <text:span text:style-name="T3">alle stesse funzioni descritte precedentemente. Quindi, prende in input il file contenente le password da decifrare tra loro diverse e l'alfabeto di riferimento. Le parole di accesso vengono estratte ed inserite in un array. Dopo aver chiuso il file inizia l'operazione di analisi. In un ciclo il main chiama la funzione analyzeLength scritta nel modulo Enum. Come nel caso sequenziale, questo metodo prende in input le password, l'alfabeto e il numero della possibile lunghezza della password non codificata. A questo punto inizia la parallelizzazione: in analyzeLength vengono creati 4 thread a cui vengono attribuiti i parametri principali. Le variabili condivise sono due: numH, che rappresenta il numero di password da trovare mancanti, e <text:s/>reacount, <text:s/>parametro necessario per la sincronizzazione.</text:span></text:p>
      <text:p text:style-name="P13">I thread eseguiranno la funzione work in cui creeranno l'array buffer ed eseguiranno <text:s/>encode ed md5. Infine chiameranno la funzione find che sarà contenuta nel modulo sort.c. </text:p>
      <text:p text:style-name="P13">Il metodo find si occupa di verificare la presenza della permutazione nell'array contenente le password. Questa parte di codice è sincronizzata dai semafori. In particolare sono<text:span text:style-name="T9"> presenti due semafori: x e wsem. <text:line-break/>Come prima operazione il thread eseguirà una sem_wait su x, se passerà aumenterà di 1 la variabile globale readcount. Nel caso in cui questa sia uguale ad 1, il thread eseguirà una semwait su wsem. Superato anche questo ostacolo, esso sarà l'unico a poter eseguire la sezione critica. Come istruzione successiva il thread esegue una sem_post su x. Infine può eseguire la ricerca binaria della permutazione ad esso associato e l'array di password. Nel caso in cui ci sia una corrispondenza esegue il metodo di rimozione. Quest'ultimo è identico a quello sequenziale, quindi la password trovata verrà spostata nell'ultima posizione dell'array e la parte precedente verrà riordinato. </text:span><text:span text:style-name="T10">Il metodo ritornerà il numero di password mancanti decrementato di uno.</text:span><text:span text:style-name="T9"> Sia in caso di c</text:span><text:span text:style-name="T10">orrispondenza sia in caso di fallimento, il thread esegue la sem_wait su x, decrementa readcount, se questo è uguale a 0 allora esegue una sem_post su wsem. Infine esegue una sem_post su x. Anche find restituirà il numero di password da decifrare mancanti. </text:span><text:span text:style-name="T8">Nel caso in cui questa cifra sia minore, il thread diminuirà la variabile globale numH. Infine il thread terminerà e si ritornerà nella funzione analyzeLength. Dopo che tutti i thread sono terminati e le risorse liberate, il processo termina e si ritorna al main, che continuerà come il programma sequenziale.</text:span></text:p>
      <text:p text:style-name="P3"/>
      <text:p text:style-name="P8">4.3 Enum</text:p>
      <text:p text:style-name="P8"/>
      <text:p text:style-name="P8">4.3.1 Parametri passati ai thread:</text:p>
      <text:p text:style-name="P8">Funzione di callback:</text:p>
      <text:p text:style-name="P14">typedef void (*callback)(uint8_t* msg, size_t len, uint8_t* digest); </text:p>
      <text:p text:style-name="P8"/>
      <text:p text:style-name="P8">Struct:</text:p>
      <text:p text:style-name="P14">typedef struct{</text:p>
      <text:p text:style-name="P8"><text:tab/><text:span text:style-name="T4">int thread_id;</text:span><text:tab/><text:tab/>//id del thread</text:p>
      <text:p text:style-name="P8"><text:tab/><text:span text:style-name="T4">uint64_t <text:s/>da;</text:span> <text:s text:c="3"/><text:tab/>// da dove il thread deve iniziare ad analizzare</text:p>
      <text:p text:style-name="P8"><text:tab/><text:span text:style-name="T4">uint64_t <text:s/>a;</text:span> <text:s text:c="5"/><text:tab/>// indice dell'ultima cella che deve analizzare il thread</text:p>
      <text:p text:style-name="P8"><text:tab/><text:span text:style-name="T4">uint8_t</text:span>* <text:span text:style-name="T4">alpha;</text:span> <text:tab/>//buffer dell'alfabeto usato</text:p>
      <text:p text:style-name="P8"><text:soft-page-break/><text:tab/><text:span text:style-name="T4">char** hashe;</text:span> <text:tab/>//buffer con le password</text:p>
      <text:p text:style-name="P8"><text:tab/><text:span text:style-name="T4">size_t stringL;</text:span> <text:tab/>//lunghezza <text:span text:style-name="T6">possibile password</text:span></text:p>
      <text:p text:style-name="P8"><text:tab/><text:span text:style-name="T4">long charsetL;</text:span> <text:tab/>//<text:span text:style-name="T6">lunghezza dell'alfabeto di riferimento</text:span></text:p>
      <text:p text:style-name="P8"><text:tab/><text:span text:style-name="T4">callback f; </text:span></text:p>
      <text:p text:style-name="P14">} thread_find;</text:p>
      <text:p text:style-name="P8"/>
      <text:p text:style-name="P11">4.3.2 Encode</text:p>
      <text:p text:style-name="P11">Come nel codice sequenziale per generare le permutazioni viene utilizzato il metodo encode</text:p>
      <text:p text:style-name="P8"/>
      <text:p text:style-name="P14">inline void encode(uint8_t* alphabet, size_t charsetLength, size_t stringLength, uint64_t counter, uint8_t* buffer ) {</text:p>
      <text:p text:style-name="P14"><text:s text:c="2"/>long j=0, a=0, carry=0;</text:p>
      <text:p text:style-name="P14"><text:s text:c="2"/>for ( ; j &lt; stringLength; ++j, counter/= charsetLength) { <text:s text:c="3"/></text:p>
      <text:p text:style-name="P14"><text:s text:c="4"/>a = /*base[j] + */carry + (counter % charsetLength); </text:p>
      <text:p text:style-name="P14"><text:s text:c="4"/>carry = a / charsetLength;</text:p>
      <text:p text:style-name="P14"><text:s text:c="4"/>a -= carry * charsetLength; <text:s text:c="3"/></text:p>
      <text:p text:style-name="P14"><text:s text:c="4"/>buffer[j] = alphabet[a]; <text:s text:c="2"/></text:p>
      <text:p text:style-name="P14"><text:s text:c="2"/>}</text:p>
      <text:p text:style-name="P14">}</text:p>
      <text:p text:style-name="P14"/>
      <text:p text:style-name="P18">4.3.3 Inizializzazione e rimozioni semafori</text:p>
      <text:p text:style-name="P18">Per garantire una corretta sincronizzazione vengono utilizzati i semafori. Di seguito sono riportati i metodi per inizializzarli e per rimuoverli. La loro dichiarazione avviene nel file sort.h.</text:p>
      <text:p text:style-name="P8"/>
      <text:p text:style-name="P14">void iniziaSem(){</text:p>
      <text:p text:style-name="P14"><text:tab/>extern sem_t x;</text:p>
      <text:p text:style-name="P14"><text:tab/>extern sem_t wsem;</text:p>
      <text:p text:style-name="P14"><text:tab/>int ret = sem_init(&amp;x, 0,1);</text:p>
      <text:p text:style-name="P14"><text:tab/>ERROR_HELPER(ret, "Errore inizializzazione sem x");</text:p>
      <text:p text:style-name="P14"><text:tab/></text:p>
      <text:p text:style-name="P14"><text:tab/>ret=sem_init(&amp;wsem,0,1);</text:p>
      <text:p text:style-name="P14"><text:tab/>ERROR_HELPER(ret, "Errore inizializzazione sem wsem");</text:p>
      <text:p text:style-name="P14">}</text:p>
      <text:p text:style-name="P14"/>
      <text:p text:style-name="P14">void liberaSem(){</text:p>
      <text:p text:style-name="P14"><text:tab/>int ret;</text:p>
      <text:p text:style-name="P14"><text:tab/>ret=sem_destroy(&amp;x);</text:p>
      <text:p text:style-name="P14"><text:tab/>ERROR_HELPER(ret, "Errore distruzione sem x");</text:p>
      <text:p text:style-name="P14"><text:tab/>ret=sem_destroy(&amp;wsem);</text:p>
      <text:p text:style-name="P14"><text:tab/>ERROR_HELPER(ret, "Errore distruzione sem wsem");</text:p>
      <text:p text:style-name="P14">}</text:p>
      <text:p text:style-name="P8"/>
      <text:p text:style-name="P12">4.3.4 Codice eseguito dai thread</text:p>
      <text:p text:style-name="P12">Ogni thread eseguirà il codice del metodo sequenziale analyzeLength. Di seguito il codice:</text:p>
      <text:p text:style-name="P8"/>
      <text:p text:style-name="P14">void* work(void* par){</text:p>
      <text:p text:style-name="P8"><text:tab/><text:span text:style-name="T4">uint8_t hash[16];</text:span></text:p>
      <text:p text:style-name="P14"><text:tab/>char str_hash[33]; </text:p>
      <text:p text:style-name="P14"><text:tab/>str_hash[32]='\0';</text:p>
      <text:p text:style-name="P14"><text:tab/>uint64_t count; </text:p>
      <text:p text:style-name="P8"><text:span text:style-name="T4"><text:tab/>int i; </text:span><text:tab/><text:tab/></text:p>
      <text:p text:style-name="P12">ridefinizione indici</text:p>
      <text:p text:style-name="P8"><text:soft-page-break/><text:tab/><text:span text:style-name="T4">thread_find* d= (thread_find*) par;<text:tab/></text:span></text:p>
      <text:p text:style-name="P14"><text:tab/>uint64_t from= d-&gt; da;</text:p>
      <text:p text:style-name="P14"><text:tab/>uint64_t to= d-&gt; a;</text:p>
      <text:p text:style-name="P14"><text:tab/>uint8_t* alphabet = d -&gt; alpha; </text:p>
      <text:p text:style-name="P14"><text:tab/>long charsetLength = d -&gt; charsetL;</text:p>
      <text:p text:style-name="P14"><text:tab/>size_t stringLength = d -&gt; stringL;</text:p>
      <text:p text:style-name="P12">creazione e inizializzazione del buffer che conterrà la permutazione relativa a quel thread</text:p>
      <text:p text:style-name="P8"><text:tab/><text:span text:style-name="T4">uint8_t* buffer = malloc(stringLength*sizeof(uint8_t)+1); </text:span></text:p>
      <text:p text:style-name="P14"><text:tab/>long j=0;</text:p>
      <text:p text:style-name="P14"><text:tab/>for (; j&lt;stringLength; ++j) {</text:p>
      <text:p text:style-name="P14"><text:tab/><text:tab/>buffer[j] = 0;</text:p>
      <text:p text:style-name="P14"><text:tab/>}</text:p>
      <text:p text:style-name="P14"><text:tab/>buffer[stringLength]='\0';</text:p>
      <text:p text:style-name="P8"/>
      <text:p text:style-name="P24">se numH, variabile globale, è minore di 1 allora il thread può terminare</text:p>
      <text:p text:style-name="P9"><text:tab/><text:span text:style-name="T4">if (numH &lt;1) pthread_exit(NULL);</text:span></text:p>
      <text:p text:style-name="P8"><text:span text:style-name="T7">ciclo che richiama la funzione di controllo find</text:span><text:tab/></text:p>
      <text:p text:style-name="P8"><text:tab/><text:span text:style-name="T4">for (count= from; count&lt;to &amp;&amp; numH &gt; 0 ; count++) {</text:span></text:p>
      <text:p text:style-name="P8"><text:tab/><text:tab/><text:span text:style-name="T4">encode(alphabet, charsetLength, stringLength, count, buffer); </text:span></text:p>
      <text:p text:style-name="P12">la permutazione viene codificata in MD5</text:p>
      <text:p text:style-name="P8"><text:tab/><text:tab/><text:span text:style-name="T4">d -&gt; f(buffer, stringLength, hash); </text:span></text:p>
      <text:p text:style-name="P9"><text:span text:style-name="T7">conversione del digest trovato in stringa</text:span><text:tab/><text:tab/></text:p>
      <text:p text:style-name="P9"><text:tab/><text:tab/><text:span text:style-name="T4">for (i = 0; i &lt; 16; i++){ </text:span></text:p>
      <text:p text:style-name="P14"><text:tab/><text:tab/><text:tab/>sprintf(&amp;(str_hash[2*i]), "%2.2x", hash[i]); </text:p>
      <text:p text:style-name="P14"><text:tab/><text:tab/>}</text:p>
      <text:p text:style-name="P8"><text:tab/><text:tab/><text:span text:style-name="T4">size_t numL = numH;</text:span></text:p>
      <text:p text:style-name="P14"><text:tab/><text:tab/><text:span text:style-name="T7">int ff;</text:span></text:p>
      <text:p text:style-name="P18">viene richiamata la funzione find in sort.c</text:p>
      <text:p text:style-name="P14"><text:tab/><text:tab/>if ((ff=find(d -&gt; hashe, str_hash, numL) )&lt; numH){</text:p>
      <text:p text:style-name="P14"><text:tab/><text:tab/><text:tab/>numH-=1; </text:p>
      <text:p text:style-name="P14"><text:tab/><text:tab/>}</text:p>
      <text:p text:style-name="P14"><text:tab/>}</text:p>
      <text:p text:style-name="P14"><text:tab/>return NULL;</text:p>
      <text:p text:style-name="P14">}</text:p>
      <text:p text:style-name="P8"><text:s text:c="4"/></text:p>
      <text:p text:style-name="P12">4.3.5 analyzeLength</text:p>
      <text:p text:style-name="P12">Di seguito è riportato il codice del metodo analyzeLength nel quale vengono creati i thread ed inizializzati i semafori</text:p>
      <text:p text:style-name="P12"/>
      <text:p text:style-name="P14">size_t analyzeLength(uint8_t* alphabet, char** hashes, size_t numHashes, size_t stringLength, void(*callback)(uint8_t* msg, size_t len, uint8_t* digest)) { <text:s/></text:p>
      <text:p text:style-name="P15"><text:s text:c="2"/></text:p>
      <text:p text:style-name="P15"><text:s text:c="2"/>long charsetLength = strlen((const char*)alphabet); <text:s/></text:p>
      <text:p text:style-name="P24">vengono inizializzate le variabili comuni ai vari thread. In particolare sono: numH → numero di password da decifrare e readcount, numero dei thread che sta confrontando la propria permutazione con l'array delle password</text:p>
      <text:p text:style-name="P8"><text:s text:c="2"/><text:span text:style-name="T4">extern size_t numH;</text:span></text:p>
      <text:p text:style-name="P14"><text:s text:c="2"/>numH = numHashes;</text:p>
      <text:p text:style-name="P14"><text:s text:c="2"/>extern int readcount;</text:p>
      <text:p text:style-name="P14"><text:s text:c="2"/>readcount=0;</text:p>
      <text:p text:style-name="P8"><text:s text:c="2"/></text:p>
      <text:p text:style-name="P8"><text:s/><text:span text:style-name="T4"><text:s/>uint64_t iterations = 1; </text:span></text:p>
      <text:p text:style-name="P14"><text:soft-page-break/><text:s text:c="2"/>long i=0;</text:p>
      <text:p text:style-name="P14"><text:s text:c="2"/>for (; i&lt;stringLength; ++i) {</text:p>
      <text:p text:style-name="P14"><text:s text:c="7"/>iterations *= charsetLength; <text:s/><text:tab/></text:p>
      <text:p text:style-name="P14"><text:s text:c="2"/>}</text:p>
      <text:p text:style-name="P19">inizializzazione semafori e creazione thread</text:p>
      <text:p text:style-name="P8"><text:s text:c="2"/><text:span text:style-name="T4">int j,res;</text:span></text:p>
      <text:p text:style-name="P14"><text:s text:c="2"/>iniziaSem();</text:p>
      <text:p text:style-name="P14"/>
      <text:p text:style-name="P28"><text:s text:c="2"/>pthread_t* t = (pthread_t*) malloc(NUM_THREADS*sizeof(pthread_t));</text:p>
      <text:p text:style-name="P25">assegnazione risorse ai thread</text:p>
      <text:p text:style-name="P8"><text:s text:c="2"/><text:span text:style-name="T4">for (j=0; j&lt; NUM_THREADS; j++){</text:span></text:p>
      <text:p text:style-name="P14"><text:tab/>thread_find* d = (thread_find*) malloc(NUM_THREADS*sizeof(thread_find));<text:tab/><text:tab/></text:p>
      <text:p text:style-name="P8"><text:span text:style-name="T4"><text:tab/>d -&gt; thread_id = j;</text:span><text:tab/><text:tab/></text:p>
      <text:p text:style-name="P8"><text:tab/><text:span text:style-name="T4">d -&gt; da = j*(iterations/NUM_THREADS);</text:span></text:p>
      <text:p text:style-name="P14"><text:tab/>if( j&lt; NUM_THREADS - 1){</text:p>
      <text:p text:style-name="P14"><text:tab/><text:tab/>d -&gt; a = ((j+1)*(iterations/NUM_THREADS));</text:p>
      <text:p text:style-name="P14"><text:tab/>} else {</text:p>
      <text:p text:style-name="P14"><text:tab/><text:tab/>d -&gt; a = iterations;</text:p>
      <text:p text:style-name="P8"><text:span text:style-name="T4"><text:tab/>}</text:span><text:tab/><text:tab/><text:tab/></text:p>
      <text:p text:style-name="P14"><text:tab/>d -&gt; alpha = alphabet;</text:p>
      <text:p text:style-name="P14"><text:tab/>d -&gt; stringL = stringLength;</text:p>
      <text:p text:style-name="P14"><text:tab/>d -&gt; charsetL = charsetLength;</text:p>
      <text:p text:style-name="P14"><text:tab/>d -&gt; hashe=hashes;</text:p>
      <text:p text:style-name="P14"><text:tab/>d -&gt; f= callback;</text:p>
      <text:p text:style-name="P8"/>
      <text:p text:style-name="P8"><text:tab/><text:span text:style-name="T4">res=pthread_create(&amp;t[j],NULL,work,(void*) d);</text:span></text:p>
      <text:p text:style-name="P14"><text:tab/>assert(res==0);</text:p>
      <text:p text:style-name="P10"><text:span text:style-name="T4"><text:s text:c="2"/>}</text:span><text:tab/></text:p>
      <text:p text:style-name="P10">chiamata join per i thread</text:p>
      <text:p text:style-name="P14"><text:s text:c="2"/>for( j = 0; j&lt; NUM_THREADS; j++){</text:p>
      <text:p text:style-name="P14"><text:tab/>pthread_join(t[j],NULL);</text:p>
      <text:p text:style-name="P14"><text:s text:c="2"/>}</text:p>
      <text:p text:style-name="P8"><text:span text:style-name="T4"><text:s/></text:span><text:span text:style-name="T5">l</text:span>iberazione risorse</text:p>
      <text:p text:style-name="P8"><text:s/><text:span text:style-name="T4"><text:s/>liberaSem();</text:span></text:p>
      <text:p text:style-name="P14"><text:s text:c="2"/>free(t);</text:p>
      <text:p text:style-name="P10"><text:s/></text:p>
      <text:p text:style-name="P10"><text:s text:c="2"/><text:span text:style-name="T4">size_t risultato = numH;</text:span></text:p>
      <text:p text:style-name="P14"><text:s text:c="2"/>return risultato;</text:p>
      <text:p text:style-name="P14">}</text:p>
      <text:p text:style-name="P14"/>
      <text:p text:style-name="P20">4.4 Sort</text:p>
      <text:p text:style-name="P20"/>
      <text:p text:style-name="P20">4.4.1 find</text:p>
      <text:p text:style-name="P20">Il metodo find, come detto precedentemente, ha il compito di <text:span text:style-name="T11">verificare</text:span> <text:span text:style-name="T11">l'eventuale presenza della permutazione generata nell'array di password.</text:span></text:p>
      <text:p text:style-name="P17">size_t find(char** strings, char* s, size_t numLines){<text:span text:style-name="T8"><text:tab/><text:line-break/><text:tab/><text:tab/></text:span>int ret= sem_wait(&amp;x);</text:p>
      <text:p text:style-name="P16"><text:tab/><text:tab/>ERROR_HELPER(ret, "Errore Wait");</text:p>
      <text:p text:style-name="P16"><text:tab/><text:tab/>readcount+=1;</text:p>
      <text:p text:style-name="P16"><text:tab/><text:tab/>if(readcount==1) {</text:p>
      <text:p text:style-name="P16"><text:tab/><text:tab/><text:tab/>ret=sem_wait(&amp;wsem);</text:p>
      <text:p text:style-name="P16"><text:tab/><text:tab/><text:tab/>ERROR_HELPER(ret, "Errore Wait");</text:p>
      <text:p text:style-name="P16"><text:soft-page-break/><text:tab/><text:tab/>}</text:p>
      <text:p text:style-name="P16"><text:tab/><text:tab/>ret=sem_post(&amp;x);</text:p>
      <text:p text:style-name="P20"><text:tab/><text:tab/><text:span text:style-name="T4">ERROR_HELPER(ret, "Errore Post");</text:span></text:p>
      <text:p text:style-name="P22">INIZIO SEZIONE CRITICA</text:p>
      <text:p text:style-name="P16"><text:tab/><text:tab/>char* et = (char*)bsearch(&amp;s, strings, numLines, sizeof(char*), textCompare); </text:p>
      <text:p text:style-name="P16"><text:tab/><text:tab/>if (et != NULL){</text:p>
      <text:p text:style-name="P16"><text:span text:style-name="T9">nel caso che la ricerca vada a buon fine, viene chiamato il metodo di rimozione </text:span><text:tab/><text:tab/><text:tab/><text:tab/></text:p>
      <text:p text:style-name="P16"><text:tab/><text:tab/><text:tab/>numLines= rimozione(et, strings, numLines);<text:tab/><text:tab/><text:tab/></text:p>
      <text:p text:style-name="P16"><text:tab/><text:tab/>}</text:p>
      <text:p text:style-name="P22">FINE SEZIONE CRITICA</text:p>
      <text:p text:style-name="P16"><text:tab/><text:tab/>ret=sem_wait(&amp;x);</text:p>
      <text:p text:style-name="P16"><text:tab/><text:tab/>ERROR_HELPER(ret, "Errore Wait");</text:p>
      <text:p text:style-name="P16"><text:tab/><text:tab/>readcount-=1;</text:p>
      <text:p text:style-name="P16"><text:tab/><text:tab/>if(readcount==0) {</text:p>
      <text:p text:style-name="P16"><text:tab/><text:tab/><text:tab/>ret=sem_post(&amp;wsem);</text:p>
      <text:p text:style-name="P16"><text:tab/><text:tab/><text:tab/>ERROR_HELPER(ret, "Errore Post");</text:p>
      <text:p text:style-name="P16"><text:tab/><text:tab/>}</text:p>
      <text:p text:style-name="P16"><text:tab/><text:tab/>ret=sem_post(&amp;x);</text:p>
      <text:p text:style-name="P16"><text:tab/><text:tab/>ERROR_HELPER(ret, "Errore Post");</text:p>
      <text:p text:style-name="P16"><text:tab/></text:p>
      <text:p text:style-name="P16"><text:tab/><text:tab/></text:p>
      <text:p text:style-name="P16"><text:tab/><text:tab/>return numLines;</text:p>
      <text:p text:style-name="P16">}</text:p>
      <text:p text:style-name="P20"/>
      <text:p text:style-name="P20">4.4.2 R<text:span text:style-name="T11">imozione</text:span></text:p>
      <text:p text:style-name="P21">Il metodo seguente è lo stesso del codice sequenziale, verrà eseguito solo dal thread che ha trovato una corrispondenza tra la permutazione a lui associata e una password contenuta nell'array.</text:p>
      <text:p text:style-name="P16">size_t rimozione(char* ret,char** strings, size_t numLines)</text:p>
      <text:p text:style-name="P16">{</text:p>
      <text:p text:style-name="P16"><text:tab/><text:tab/>char* tmp = strdup(*(char**)ret);</text:p>
      <text:p text:style-name="P16"><text:tab/><text:tab/>memcpy(*(char**)ret, strings[numLines-1], 32);</text:p>
      <text:p text:style-name="P16"><text:tab/><text:tab/>memcpy(strings[numLines-1], tmp, 32);</text:p>
      <text:p text:style-name="P16"><text:tab/><text:tab/>free(tmp); <text:s/></text:p>
      <text:p text:style-name="P16"><text:tab/><text:tab/>sortArrayOfString(strings, numLines-1); </text:p>
      <text:p text:style-name="P16"><text:tab/><text:tab/>numLines--;</text:p>
      <text:p text:style-name="P16"/>
      <text:p text:style-name="P16"><text:tab/><text:tab/>return numLines; </text:p>
      <text:p text:style-name="P16">}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9T16:41:59.527394498</dc:date>
    <meta:generator>LibreOffice/4.2.8.2$Linux_X86_64 LibreOffice_project/420m0$Build-2</meta:generator>
    <meta:editing-duration>PT4H15M20S</meta:editing-duration>
    <meta:editing-cycles>8</meta:editing-cycles>
    <meta:document-statistic meta:table-count="0" meta:image-count="0" meta:object-count="0" meta:page-count="5" meta:paragraph-count="190" meta:word-count="1240" meta:character-count="8929" meta:non-whitespace-character-count="7560"/>
  </office:meta>
</office:document-meta>
</file>